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H Sarabun New" fo:font-size="16pt" fo:font-weight="bold" officeooo:rsid="000a5b3c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2" style:family="paragraph" style:parent-style-name="Standard">
      <style:text-properties style:font-name="TH Sarabun New" fo:font-size="14pt" officeooo:rsid="00042436" officeooo:paragraph-rsid="000bca17" style:font-size-asian="14pt" style:font-name-complex="TH Sarabun New" style:font-size-complex="14pt"/>
    </style:style>
    <style:style style:name="P3" style:family="paragraph" style:parent-style-name="Standard">
      <style:text-properties style:font-name="TH Sarabun New" fo:font-size="14pt" fo:font-weight="bold" officeooo:rsid="000bca17" officeooo:paragraph-rsid="000bca17" style:font-size-asian="14pt" style:font-weight-asian="bold" style:font-name-complex="TH Sarabun New" style:font-size-complex="14pt" style:font-weight-complex="bold"/>
    </style:style>
    <style:style style:name="P4" style:family="paragraph" style:parent-style-name="Standard">
      <style:text-properties style:font-name="TH Sarabun New" fo:font-size="14pt" fo:font-weight="bold" officeooo:rsid="000a0748" officeooo:paragraph-rsid="000a0748" style:font-size-asian="14pt" style:font-weight-asian="bold" style:font-name-complex="TH Sarabun New" style:font-size-complex="14pt" style:font-weight-complex="bold"/>
    </style:style>
    <style:style style:name="P5" style:family="paragraph" style:parent-style-name="Standard">
      <style:text-properties style:font-name="TH Sarabun New" fo:font-size="14pt" fo:font-weight="bold" officeooo:rsid="000a5b3c" officeooo:paragraph-rsid="000a5b3c" style:font-name-asian="DejaVu Sans" style:font-size-asian="14pt" style:font-weight-asian="bold" style:font-name-complex="TH Sarabun New" style:font-size-complex="14pt" style:font-weight-complex="bold"/>
    </style:style>
    <style:style style:name="P6" style:family="paragraph" style:parent-style-name="Standard">
      <style:text-properties style:font-name="TH Sarabun New" fo:font-size="14pt" fo:font-weight="normal" officeooo:rsid="000a0748" officeooo:paragraph-rsid="000a0748" style:font-size-asian="14pt" style:font-weight-asian="normal" style:font-name-complex="TH Sarabun New" style:font-size-complex="14pt" style:font-weight-complex="normal"/>
    </style:style>
    <style:style style:name="P7" style:family="paragraph" style:parent-style-name="Standard">
      <style:text-properties fo:font-weight="bold" officeooo:rsid="000a5b3c" officeooo:paragraph-rsid="000a5b3c" style:font-weight-asian="bold" style:font-weight-complex="bold"/>
    </style:style>
    <style:style style:name="P8" style:family="paragraph" style:parent-style-name="Standard">
      <style:text-properties fo:font-size="14pt" officeooo:rsid="000a5b3c" officeooo:paragraph-rsid="000a5b3c" style:font-size-asian="14pt" style:font-size-complex="14pt"/>
    </style:style>
    <style:style style:name="P9" style:family="paragraph" style:parent-style-name="Standard">
      <style:text-properties fo:font-size="14pt" fo:font-weight="bold" officeooo:rsid="000a5b3c" officeooo:paragraph-rsid="000a5b3c" style:font-size-asian="14pt" style:font-weight-asian="bold" style:font-name-complex="TH Sarabun New" style:font-size-complex="14pt" style:font-weight-complex="bold"/>
    </style:style>
    <style:style style:name="P10" style:family="paragraph" style:parent-style-name="Table_20_Contents">
      <style:text-properties style:font-name="Droid Sans Mono" fo:font-size="10pt" officeooo:rsid="000a5b3c" officeooo:paragraph-rsid="000a5b3c" style:font-size-asian="10pt" style:font-size-complex="10pt"/>
    </style:style>
    <style:style style:name="P11" style:family="paragraph" style:parent-style-name="Table_20_Contents">
      <style:text-properties fo:font-size="16pt" officeooo:rsid="000a5b3c" officeooo:paragraph-rsid="000a5b3c" style:font-size-asian="16pt" style:font-name-complex="TH Sarabun New" style:font-size-complex="16pt"/>
    </style:style>
    <style:style style:name="P12" style:family="paragraph" style:parent-style-name="Standard" style:list-style-name="L1">
      <style:text-properties fo:font-size="14pt" officeooo:paragraph-rsid="000a0748" style:font-size-asian="14pt" style:font-size-complex="14pt"/>
    </style:style>
    <style:style style:name="P13" style:family="paragraph" style:parent-style-name="Standard" style:list-style-name="L1">
      <style:text-properties fo:font-size="14pt" officeooo:rsid="000bca17" officeooo:paragraph-rsid="000bca17" style:font-size-asian="14pt" style:font-name-complex="TH Sarabun New" style:font-size-complex="14pt"/>
    </style:style>
    <style:style style:name="P14" style:family="paragraph" style:parent-style-name="Standard" style:list-style-name="L1">
      <style:text-properties style:font-name="TH Sarabun New" fo:font-size="14pt" fo:font-weight="normal" officeooo:rsid="000bca17" officeooo:paragraph-rsid="000a5b3c" style:font-name-asian="DejaVu Sans" style:font-size-asian="14pt" style:font-weight-asian="normal" style:font-name-complex="TH Sarabun New" style:font-size-complex="14pt" style:font-weight-complex="normal"/>
    </style:style>
    <style:style style:name="P15" style:family="paragraph" style:parent-style-name="Table_20_Contents">
      <style:text-properties style:font-name="Droid Sans Mono" fo:font-size="10pt" officeooo:rsid="000d324c" officeooo:paragraph-rsid="000d324c" style:font-size-asian="10pt" style:font-size-complex="10pt"/>
    </style:style>
    <style:style style:name="T1" style:family="text">
      <style:text-properties style:font-name="TH Sarabun New" fo:font-weight="normal" officeooo:rsid="000a0748" style:font-weight-asian="normal" style:font-name-complex="TH Sarabun New" style:font-weight-complex="normal"/>
    </style:style>
    <style:style style:name="T2" style:family="text">
      <style:text-properties style:font-name="TH Sarabun New" fo:font-weight="normal" officeooo:rsid="000bca17" style:font-weight-asian="normal" style:font-name-complex="TH Sarabun New" style:font-weight-complex="normal"/>
    </style:style>
    <style:style style:name="T3" style:family="text">
      <style:text-properties style:font-name="TH Sarabun New" fo:font-weight="normal" officeooo:rsid="000c18bc" style:font-weight-asian="normal" style:font-name-complex="TH Sarabun New" style:font-weight-complex="normal"/>
    </style:style>
    <style:style style:name="T4" style:family="text">
      <style:text-properties style:font-name="TH Sarabun New" fo:font-weight="normal" officeooo:rsid="000bca17" style:font-name-asian="DejaVu Sans" style:font-weight-asian="normal" style:font-name-complex="DejaVu Sans" style:font-weight-complex="normal"/>
    </style:style>
    <style:style style:name="T5" style:family="text">
      <style:text-properties style:font-name="TH Sarabun New" fo:font-weight="normal" officeooo:rsid="000a0748" style:font-name-asian="DejaVu Sans" style:font-weight-asian="normal" style:font-name-complex="DejaVu Sans" style:font-weight-complex="normal"/>
    </style:style>
    <style:style style:name="T6" style:family="text">
      <style:text-properties style:font-name="TH Sarabun New" fo:font-weight="normal" style:font-name-asian="DejaVu Sans" style:font-weight-asian="normal" style:font-weight-complex="normal"/>
    </style:style>
    <style:style style:name="T7" style:family="text">
      <style:text-properties style:font-name="TH Sarabun New" fo:font-weight="normal" officeooo:rsid="000bca17" style:font-name-asian="DejaVu Sans" style:font-weight-asian="normal" style:font-weight-complex="normal"/>
    </style:style>
    <style:style style:name="T8" style:family="text">
      <style:text-properties style:font-name="TH Sarabun New" fo:font-weight="normal" style:font-name-asian="DejaVu Sans" style:font-weight-asian="normal" style:font-name-complex="TH Sarabun New" style:font-weight-complex="normal"/>
    </style:style>
    <style:style style:name="T9" style:family="text">
      <style:text-properties style:font-name="TH Sarabun New" fo:font-weight="normal" officeooo:rsid="000bca17" style:font-name-asian="DejaVu Sans" style:font-weight-asian="normal" style:font-name-complex="TH Sarabun New" style:font-weight-complex="normal"/>
    </style:style>
    <style:style style:name="T10" style:family="text">
      <style:text-properties style:font-name="Droid Sans" fo:font-weight="normal" officeooo:rsid="000a0748" style:font-name-asian="DejaVu Sans" style:font-weight-asian="normal" style:font-name-complex="DejaVu Sans" style:font-weight-complex="normal"/>
    </style:style>
    <style:style style:name="T11" style:family="text">
      <style:text-properties officeooo:rsid="000afca3"/>
    </style:style>
    <style:style style:name="T12" style:family="text">
      <style:text-properties officeooo:rsid="000bca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ir Sum</text:p>
      <text:p text:style-name="P2"><text:tab/><text:span text:style-name="T12">กำหนดให้มีอาเรย์ A ของจำนวนเต็ม N ตัว (โดยที่บางตัวอาจจะซ้ำกันก็ได้) งานของเราคือการหาว่ามี A[i] และ A[j] ที่ทำให้ A[i] + A[j] นั้นมีค่าตรงกับที่เราต้องการหรือไม่ โดยที่ i ไม่เท่ากับ j</text:span></text:p>
      <text:p text:style-name="P2"><text:tab/><text:span text:style-name="T12">โจทย์จะกำหนดค่าที่ต้องการมาให้ M ค่าให้เราหาว่ามี A[i] และ A[j] ตามข้อกำหนดดังกล่าวหรือไม่สำหรับค่าที่ต้องการแต่ละค่า </text:span></text:p>
      <text:p text:style-name="P6"/>
      <text:p text:style-name="P4">ข้อมูลนำเข้า</text:p>
      <text:list xml:id="list2902907375" text:style-name="L1">
        <text:list-item>
          <text:p text:style-name="P12"><text:span text:style-name="T1">บรรทัดแรก</text:span><text:span text:style-name="T2">ประกอบด้วยจำนวนเต็ม 2 ตัวคือ N และ M </text:span><text:span text:style-name="T1">โดยที่ 1 </text:span><text:span text:style-name="T3">&lt;= N,M &lt;=</text:span><text:span text:style-name="T10"> </text:span><text:span text:style-name="T4">10</text:span><text:span text:style-name="T5">,000 </text:span></text:p>
        </text:list-item>
        <text:list-item>
          <text:p text:style-name="P14">บรรทัดที่ 2 ประกอบด้วยจำนวนเต็ม N ตัวซึ่งระบุถึงอาเรย์ A โดยที่จำนวนเต็มแต่ละตัวมีค่าอยู่ระหว่าง 0 ถึง 999,999</text:p>
        </text:list-item>
        <text:list-item>
          <text:p text:style-name="P13"><text:span text:style-name="T7">บ</text:span><text:span text:style-name="T6">รรทัดที่ 3 ประกอบด้วยจำนวนเต็ม M ตัว ซึ่งระบุถึงค่าที่ต้องการแต่ละค่า โดยทีแต่ละค่าจะมีค่าอยู่ระหว่าง 0 ถึง 2,000,000</text:span></text:p>
        </text:list-item>
      </text:list>
      <text:p text:style-name="P9"/>
      <text:p text:style-name="P5">ข้อมูลส่งออก</text:p>
      <text:p text:style-name="P8"><text:span text:style-name="T8"><text:tab/></text:span><text:span text:style-name="T9">สำหรับค่าที่ต้องการแต่ละค่าที่ระบุให้ เริ่มจากตัวซ้ายสุดไปยังตัวขวาสุด ให้พิมพ์คำว่า "YES" หากมี A[i] และ A[j] ตามที่กำหนดให้ หรือพิมพ์คำว่า "NO" หากไม่มี</text:span></text:p>
      <text:p text:style-name="P7"/>
      <text:p text:style-name="P1">ตัวอย่าง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ข้อมูลนำเข้า</text:p>
          </table:table-cell>
          <table:table-cell table:style-name="Table1.B1" office:value-type="string">
            <text:p text:style-name="P11">ข้อมูลส่งออก</text:p>
          </table:table-cell>
        </table:table-row>
        <table:table-row>
          <table:table-cell table:style-name="Table1.A2" office:value-type="string">
            <text:p text:style-name="P15">2 4</text:p>
            <text:p text:style-name="P15">4 3</text:p>
            <text:p text:style-name="P15">1 8 7 6</text:p>
          </table:table-cell>
          <table:table-cell table:style-name="Table1.B2" office:value-type="string">
            <text:p text:style-name="P15">NO</text:p>
            <text:p text:style-name="P15">NO</text:p>
            <text:p text:style-name="P15">YES <text:s text:c="4"/></text:p>
            <text:p text:style-name="P15">NO</text:p>
          </table:table-cell>
        </table:table-row>
        <table:table-row>
          <table:table-cell table:style-name="Table1.A2" office:value-type="string">
            <text:p text:style-name="P15">4 3</text:p>
            <text:p text:style-name="P15">0 5 2 1</text:p>
            <text:p text:style-name="P15">8 200 1</text:p>
          </table:table-cell>
          <table:table-cell table:style-name="Table1.B2" office:value-type="string">
            <text:p text:style-name="P15">NO</text:p>
            <text:p text:style-name="P15">NO</text:p>
            <text:p text:style-name="P15">YE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padding="0.0201in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20-08-21T22:40:59.505780703</dc:date>
    <meta:editing-duration>PT8H28M28S</meta:editing-duration>
    <meta:editing-cycles>11</meta:editing-cycles>
    <meta:generator>LibreOffice/6.0.7.3$Linux_X86_64 LibreOffice_project/00m0$Build-3</meta:generator>
    <meta:document-statistic meta:table-count="1" meta:image-count="0" meta:object-count="0" meta:page-count="1" meta:paragraph-count="25" meta:word-count="565" meta:character-count="704" meta:non-whitespace-character-count="635"/>
  </office:meta>
</office:document-meta>
</file>